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677" officeooo:paragraph-rsid="0014a677"/>
    </style:style>
    <style:style style:name="P2" style:family="paragraph" style:parent-style-name="Standard">
      <style:text-properties officeooo:rsid="0014a677" officeooo:paragraph-rsid="00150c0f"/>
    </style:style>
    <style:style style:name="P3" style:family="paragraph" style:parent-style-name="Standard">
      <style:text-properties officeooo:rsid="00150c0f" officeooo:paragraph-rsid="00150c0f"/>
    </style:style>
    <style:style style:name="P4" style:family="paragraph" style:parent-style-name="Standard">
      <style:text-properties fo:font-style="italic" officeooo:rsid="00150c0f" officeooo:paragraph-rsid="00150c0f" style:font-style-asian="italic" style:font-style-complex="italic"/>
    </style:style>
    <style:style style:name="P5" style:family="paragraph" style:parent-style-name="Standard">
      <style:text-properties fo:font-style="normal" officeooo:rsid="00150c0f" officeooo:paragraph-rsid="00150c0f" style:font-style-asian="normal" style:font-style-complex="normal"/>
    </style:style>
    <style:style style:name="P6" style:family="paragraph" style:parent-style-name="Standard">
      <style:text-properties fo:font-style="normal" fo:font-weight="bold" officeooo:rsid="00150c0f" officeooo:paragraph-rsid="00150c0f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075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ene 2: Daheim (IDEE)</text:p>
      <text:p text:style-name="P1"/>
      <text:p text:style-name="P1">Zuhause in einem Zimmer</text:p>
      <text:p text:style-name="P1">Mission: Uhrzeit herausfinden (knockout in der Gasse)</text:p>
      <text:p text:style-name="P1">Es gibt mehrere Gegenstände zum durchklicken</text:p>
      <text:p text:style-name="P1">Irgendwo ein Zettel mit einer Nummer und der Name Alex 🎔<text:line-break/>Ein Handy in Regal/Tisch<text:line-break/>Wenn geöffnet: „Zuviele Chats, suche nach einem gewissen Namen“<text:line-break/>Wenn Alex eingegeben kommt der Chatverlauf zwischen Protagonist und Alex</text:p>
      <text:p text:style-name="P3">Infos im Chat:<text:line-break/>- gestern inoffizielles Klassentreffen vom ASG</text:p>
      <text:p text:style-name="P3">- Gruppenfoto</text:p>
      <text:p text:style-name="P3">- ein Typ hat sich komisch verhalten ( er hat dir Betrunken gestanden einen Anschlag geplant zu haben)</text:p>
      <text:p text:style-name="P2"/>
      <text:p text:style-name="P3">Daraus geht man in die Bibliothek um herauszufinden wer der Typ war (szene 3)</text:p>
      <text:p text:style-name="P3"/>
      <text:p text:style-name="P3">Chat: </text:p>
      <text:p text:style-name="P3"><text:span text:style-name="T1">Nachrichten konnten nicht geladen werden.</text:span><text:line-break/><text:span text:style-name="T1">Vorgestern</text:span></text:p>
      <text:p text:style-name="P3">Alex: War schön dich heute mal wieder zu sehen. Wollen wir uns morgen wieder treffen?<text:line-break/>Protagonist: Ja war schön heute. Ich muss aber leider für morgen absagen. Wir haben ein kleines Inoffizielles Klassentreffen.</text:p>
      <text:p text:style-name="P3">Alex: Schade dann ein ander mal<text:line-break/><text:span text:style-name="T1">Fehlende Nachrichten</text:span></text:p>
      <text:p text:style-name="P4">Heute</text:p>
      <text:p text:style-name="P5">Alex: Und wie ist es auf der Party?<text:line-break/>Protagonist: Ganz schön, Aber wir sind nur zu 7</text:p>
      <text:p text:style-name="P6">Foto</text:p>
      <text:p text:style-name="P5">Alex: Sind auch interessante Personen dabei?<text:line-break/>Protagonist: Nicht wirklich. Ein Typ hier ist nur etwas komisch. Ich erinnere mich auch nicht mehr an ihn.<text:line-break/>Alex: Was ist den an ihm so komisch?</text:p>
      <text:p text:style-name="P5">Protagonist: Er redet irgendetwas von Jinnah und dem ewigen Seelenheil wenn man die Ungläubigen bekehrt. Er hat wahrscheinlich nur zu viel getrunken.<text:line-break/>Alex: Das hört sich ja unschön an. Sicher das das nur der Alkohol ist?</text:p>
      <text:p text:style-name="P3"><text:span text:style-name="T2">Protagonist: Er war betrunken genug um sich </text:span><text:span text:style-name="T3">eine Augenklappe </text:span><text:span text:style-name="T2">aufzusetzen. Also wahrscheinlich schon<text:line-break/></text:span><text:span text:style-name="T1">Fehlende Nachricht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2:18:45.368000000</meta:creation-date>
    <dc:date>2024-05-06T12:07:58.873000000</dc:date>
    <meta:editing-duration>PT1H6M18S</meta:editing-duration>
    <meta:editing-cycles>4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9" meta:word-count="248" meta:character-count="1554" meta:non-whitespace-character-count="1324"/>
  </office:meta>
</office:document-meta>
</file>